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6"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language="pl" fo:country="PL" fo:font-style="normal" fo:font-weight="normal" officeooo:rsid="00621c49" officeooo:paragraph-rsid="00621c49"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4"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style:font-name="Liberation Serif" fo:font-size="16pt" fo:language="pl" fo:country="PL" fo:font-style="normal" fo:font-weight="normal" officeooo:rsid="00621c49" officeooo:paragraph-rsid="00621c49" style:font-size-asian="16pt" style:font-style-asian="normal" style:font-weight-asian="normal" style:font-size-complex="16pt" style:font-style-complex="normal" style:font-weight-complex="normal"/>
    </style:style>
    <style:style style:name="P36" style:family="paragraph" style:parent-style-name="Standard">
      <style:text-properties style:font-name="Liberation Serif" fo:language="pl" fo:country="PL" officeooo:paragraph-rsid="000a49a9"/>
    </style:style>
    <style:style style:name="P37"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8" style:family="paragraph" style:parent-style-name="Standard">
      <style:paragraph-properties fo:text-align="center" style:justify-single-word="false"/>
      <style:text-properties style:font-name="Liberation Serif" fo:language="pl" fo:country="PL" officeooo:paragraph-rsid="000a49a9"/>
    </style:style>
    <style:style style:name="P39" style:family="paragraph" style:parent-style-name="Standard">
      <style:paragraph-properties fo:text-align="start" style:justify-single-word="false"/>
      <style:text-properties style:font-name="Liberation Serif" fo:language="pl" fo:country="PL" officeooo:paragraph-rsid="00140d9c"/>
    </style:style>
    <style:style style:name="P40" style:family="paragraph" style:parent-style-name="Standard">
      <style:paragraph-properties fo:text-align="start" style:justify-single-word="false"/>
      <style:text-properties style:font-name="Liberation Serif" fo:language="pl" fo:country="PL" officeooo:paragraph-rsid="003d1746"/>
    </style:style>
    <style:style style:name="P41" style:family="paragraph" style:parent-style-name="Standard">
      <style:paragraph-properties fo:text-align="start" style:justify-single-word="false"/>
      <style:text-properties style:font-name="Liberation Serif" fo:language="pl" fo:country="PL" officeooo:paragraph-rsid="004b8bd9"/>
    </style:style>
    <style:style style:name="P42" style:family="paragraph" style:parent-style-name="Standard">
      <style:paragraph-properties fo:text-align="start" style:justify-single-word="false"/>
      <style:text-properties style:font-name="Liberation Serif" fo:language="pl" fo:country="PL" officeooo:paragraph-rsid="0041a1a4"/>
    </style:style>
    <style:style style:name="P43" style:family="paragraph" style:parent-style-name="Standard">
      <style:paragraph-properties fo:text-align="start" style:justify-single-word="false"/>
      <style:text-properties style:font-name="Liberation Serif" fo:language="pl" fo:country="PL" officeooo:paragraph-rsid="004320bf"/>
    </style:style>
    <style:style style:name="P44"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5"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6"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7"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8"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9"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50"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P51" style:family="paragraph" style:parent-style-name="Standard">
      <style:text-properties officeooo:paragraph-rsid="00652e9e"/>
    </style:style>
    <style:style style:name="P52" style:family="paragraph" style:parent-style-name="Standard">
      <style:paragraph-properties fo:text-align="start" style:justify-single-word="false"/>
      <style:text-properties style:font-name="Liberation Serif" fo:language="pl" fo:country="PL" officeooo:paragraph-rsid="000dc632"/>
    </style:style>
    <style:style style:name="P53" style:family="paragraph" style:parent-style-name="Standard">
      <style:paragraph-properties fo:text-align="start" style:justify-single-word="false"/>
      <style:text-properties style:font-name="Liberation Serif" fo:language="pl" fo:country="PL" officeooo:paragraph-rsid="003d1746"/>
    </style:style>
    <style:style style:name="P54" style:family="paragraph" style:parent-style-name="Standard">
      <style:paragraph-properties fo:text-align="start" style:justify-single-word="false"/>
      <style:text-properties style:font-name="Liberation Serif" fo:language="pl" fo:country="PL" officeooo:paragraph-rsid="00140d9c"/>
    </style:style>
    <style:style style:name="P55" style:family="paragraph" style:parent-style-name="Standard">
      <style:paragraph-properties fo:text-align="start" style:justify-single-word="false"/>
      <style:text-properties style:font-name="Liberation Serif" fo:language="pl" fo:country="PL" officeooo:paragraph-rsid="006d920e"/>
    </style:style>
    <style:style style:name="P56" style:family="paragraph" style:parent-style-name="Standard">
      <style:paragraph-properties fo:text-align="center" style:justify-single-word="false"/>
      <style:text-properties style:font-name="Liberation Serif" fo:language="pl" fo:country="PL" officeooo:paragraph-rsid="006d920e"/>
    </style:style>
    <style:style style:name="P57"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59" style:family="paragraph" style:parent-style-name="Standard">
      <style:text-properties officeooo:paragraph-rsid="00652e9e"/>
    </style:style>
    <style:style style:name="P60" style:family="paragraph" style:parent-style-name="Standard">
      <style:text-properties officeooo:paragraph-rsid="0073799a"/>
    </style:style>
    <style:style style:name="T1" style:family="text">
      <style:text-properties officeooo:rsid="000a49a9"/>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322234" style:font-style-asian="italic" style:font-weight-asian="normal" style:font-style-complex="italic" style:font-weight-complex="normal"/>
    </style:style>
    <style:style style:name="T4" style:family="text">
      <style:text-properties fo:font-style="italic" fo:font-weight="normal" officeooo:rsid="003342da" style:font-style-asian="italic" style:font-weight-asian="normal" style:font-style-complex="italic" style:font-weight-complex="normal"/>
    </style:style>
    <style:style style:name="T5" style:family="text">
      <style:text-properties fo:font-style="italic" fo:font-weight="normal" officeooo:rsid="002c6320"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73799a" style:font-style-asian="italic" style:font-style-complex="italic"/>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fa7d3" style:font-size-asian="10.5pt" style:font-weight-asian="normal" style:font-size-complex="12pt" style:font-weight-complex="normal"/>
    </style:style>
    <style:style style:name="T10" style:family="text">
      <style:text-properties fo:font-size="12pt" fo:font-weight="normal" officeooo:rsid="001277aa" style:font-size-asian="10.5pt" style:font-weight-asian="normal" style:font-size-complex="12pt" style:font-weight-complex="normal"/>
    </style:style>
    <style:style style:name="T11" style:family="text">
      <style:text-properties fo:font-size="12pt" fo:font-weight="normal" officeooo:rsid="0013ae1a" style:font-size-asian="10.5pt" style:font-weight-asian="normal" style:font-size-complex="12pt" style:font-weight-complex="normal"/>
    </style:style>
    <style:style style:name="T12" style:family="text">
      <style:text-properties fo:font-size="12pt" fo:font-weight="normal" officeooo:rsid="001993d2" style:font-size-asian="10.5pt" style:font-weight-asian="normal" style:font-size-complex="12pt" style:font-weight-complex="normal"/>
    </style:style>
    <style:style style:name="T13" style:family="text">
      <style:text-properties fo:font-size="12pt" fo:font-weight="normal" officeooo:rsid="00140d9c" style:font-size-asian="10.5pt" style:font-weight-asian="normal" style:font-size-complex="12pt" style:font-weight-complex="normal"/>
    </style:style>
    <style:style style:name="T14" style:family="text">
      <style:text-properties fo:font-size="12pt" fo:font-weight="normal" officeooo:rsid="001b8240" style:font-size-asian="10.5pt" style:font-weight-asian="normal" style:font-size-complex="12pt" style:font-weight-complex="normal"/>
    </style:style>
    <style:style style:name="T15" style:family="text">
      <style:text-properties fo:font-size="12pt" fo:font-weight="normal" officeooo:rsid="001d0cc8" style:font-size-asian="10.5pt" style:font-weight-asian="normal" style:font-size-complex="12pt" style:font-weight-complex="normal"/>
    </style:style>
    <style:style style:name="T16" style:family="text">
      <style:text-properties fo:font-size="12pt" fo:font-weight="normal" officeooo:rsid="001eae53" style:font-size-asian="10.5pt" style:font-weight-asian="normal" style:font-size-complex="12pt" style:font-weight-complex="normal"/>
    </style:style>
    <style:style style:name="T17" style:family="text">
      <style:text-properties fo:font-size="12pt" fo:font-weight="normal" officeooo:rsid="0020a08b" style:font-size-asian="10.5pt" style:font-weight-asian="normal" style:font-size-complex="12pt" style:font-weight-complex="normal"/>
    </style:style>
    <style:style style:name="T18" style:family="text">
      <style:text-properties fo:font-size="12pt" fo:font-weight="normal" officeooo:rsid="0020ef27" style:font-size-asian="10.5pt" style:font-weight-asian="normal" style:font-size-complex="12pt" style:font-weight-complex="normal"/>
    </style:style>
    <style:style style:name="T19" style:family="text">
      <style:text-properties fo:font-size="12pt" fo:font-weight="normal" officeooo:rsid="0023e38b" style:font-size-asian="10.5pt" style:font-weight-asian="normal" style:font-size-complex="12pt" style:font-weight-complex="normal"/>
    </style:style>
    <style:style style:name="T20" style:family="text">
      <style:text-properties fo:font-size="12pt" fo:font-weight="normal" officeooo:rsid="00403e96" style:font-size-asian="10.5pt" style:font-weight-asian="normal" style:font-size-complex="12pt" style:font-weight-complex="normal"/>
    </style:style>
    <style:style style:name="T21" style:family="text">
      <style:text-properties fo:font-size="12pt" fo:font-weight="normal" officeooo:rsid="0041a1a4" style:font-size-asian="10.5pt" style:font-weight-asian="normal" style:font-size-complex="12pt" style:font-weight-complex="normal"/>
    </style:style>
    <style:style style:name="T22" style:family="text">
      <style:text-properties fo:font-size="12pt" fo:font-weight="normal" officeooo:rsid="006d920e" style:font-size-asian="10.5pt" style:font-weight-asian="norm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6015e8"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6d920e"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766b17" style:font-size-asian="10.5pt" style:font-style-asian="italic" style:font-weight-asian="normal" style:font-size-complex="12pt" style:font-style-complex="italic" style:font-weight-complex="normal"/>
    </style:style>
    <style:style style:name="T36" style:family="text">
      <style:text-properties fo:font-size="12pt" fo:font-style="italic" fo:font-weight="bold" style:font-size-asian="10.5pt" style:font-style-asian="italic" style:font-weight-asian="bold" style:font-size-complex="12pt" style:font-style-complex="italic" style:font-weight-complex="bold"/>
    </style:style>
    <style:style style:name="T37"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38"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39"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0"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140d9c" style:font-size-asian="10.5pt" style:font-style-asian="italic" style:font-weight-asian="bold" style:font-size-complex="12pt" style:font-style-complex="italic" style:font-weight-complex="bold"/>
    </style:style>
    <style:style style:name="T42"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766b17" style:font-size-asian="10.5pt" style:font-style-asian="normal" style:font-weight-asian="normal" style:font-size-complex="12pt"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73799a"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3278c5" style:font-style-asian="normal" style:font-weight-asian="normal" style:font-style-complex="normal" style:font-weight-complex="normal"/>
    </style:style>
    <style:style style:name="T48" style:family="text">
      <style:text-properties fo:font-style="normal" fo:font-weight="normal" officeooo:rsid="002fbbd5" style:font-style-asian="normal" style:font-weight-asian="normal" style:font-style-complex="normal" style:font-weight-complex="normal"/>
    </style:style>
    <style:style style:name="T49" style:family="text">
      <style:text-properties fo:font-style="normal" fo:font-weight="normal" officeooo:rsid="003868bf" style:font-style-asian="normal" style:font-weight-asian="normal" style:font-style-complex="normal" style:font-weight-complex="normal"/>
    </style:style>
    <style:style style:name="T50" style:family="text">
      <style:text-properties fo:font-style="normal" fo:font-weight="normal" officeooo:rsid="0038c711" style:font-style-asian="normal" style:font-weight-asian="normal" style:font-style-complex="normal" style:font-weight-complex="normal"/>
    </style:style>
    <style:style style:name="T51" style:family="text">
      <style:text-properties fo:font-style="normal" fo:font-weight="normal" officeooo:rsid="004493eb"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1277aa" style:font-weight-asian="normal" style:font-weight-complex="normal"/>
    </style:style>
    <style:style style:name="T54" style:family="text">
      <style:text-properties fo:font-weight="normal" officeooo:rsid="002806d2" style:font-weight-asian="normal" style:font-weight-complex="normal"/>
    </style:style>
    <style:style style:name="T55" style:family="text">
      <style:text-properties fo:font-weight="normal" officeooo:rsid="00285b38" style:font-weight-asian="normal" style:font-weight-complex="normal"/>
    </style:style>
    <style:style style:name="T56" style:family="text">
      <style:text-properties fo:font-weight="normal" officeooo:rsid="002c6320" style:font-weight-asian="normal" style:font-weight-complex="normal"/>
    </style:style>
    <style:style style:name="T57" style:family="text">
      <style:text-properties fo:font-weight="normal" officeooo:rsid="002dfc34" style:font-weight-asian="normal" style:font-weight-complex="normal"/>
    </style:style>
    <style:style style:name="T58" style:family="text">
      <style:text-properties fo:font-weight="normal" officeooo:rsid="002fbbd5" style:font-weight-asian="normal" style:font-weight-complex="normal"/>
    </style:style>
    <style:style style:name="T59" style:family="text">
      <style:text-properties fo:font-weight="normal" officeooo:rsid="00306cdf" style:font-weight-asian="normal" style:font-weight-complex="normal"/>
    </style:style>
    <style:style style:name="T60" style:family="text">
      <style:text-properties fo:font-weight="normal" officeooo:rsid="0031f548" style:font-weight-asian="normal" style:font-weight-complex="normal"/>
    </style:style>
    <style:style style:name="T61" style:family="text">
      <style:text-properties fo:font-weight="normal" officeooo:rsid="00336508" style:font-weight-asian="normal" style:font-weight-complex="normal"/>
    </style:style>
    <style:style style:name="T62" style:family="text">
      <style:text-properties fo:font-weight="normal" officeooo:rsid="0033f6ce" style:font-weight-asian="normal" style:font-weight-complex="normal"/>
    </style:style>
    <style:style style:name="T63" style:family="text">
      <style:text-properties fo:font-weight="normal" officeooo:rsid="0057a546" style:font-weight-asian="normal" style:font-weight-complex="normal"/>
    </style:style>
    <style:style style:name="T64" style:family="text">
      <style:text-properties fo:font-weight="normal" officeooo:rsid="006d920e" style:font-weight-asian="normal" style:font-weight-complex="normal"/>
    </style:style>
    <style:style style:name="T65" style:family="text">
      <style:text-properties fo:font-weight="normal" officeooo:rsid="006e3770" style:font-weight-asian="normal" style:font-weight-complex="normal"/>
    </style:style>
    <style:style style:name="T66" style:family="text">
      <style:text-properties fo:font-weight="normal" officeooo:rsid="0071c6d8" style:font-weight-asian="normal" style:font-weight-complex="normal"/>
    </style:style>
    <style:style style:name="T67"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69"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0" style:family="text">
      <style:text-properties style:text-position="super 58%" fo:font-weight="normal" officeooo:rsid="006d920e" style:font-weight-asian="normal" style:font-weight-complex="normal"/>
    </style:style>
    <style:style style:name="T71"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2"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3" style:family="text">
      <style:text-properties style:text-position="33% 58%" fo:font-size="12pt" fo:font-style="italic" fo:font-weight="normal" officeooo:rsid="001eae53" style:font-size-asian="10.5pt" style:font-style-asian="italic" style:font-weight-asian="normal" style:font-size-complex="12pt" style:font-style-complex="italic" style:font-weight-complex="normal"/>
    </style:style>
    <style:style style:name="T74" style:family="text">
      <style:text-properties style:text-position="33% 58%" fo:font-size="12pt" fo:font-style="italic" fo:font-weight="normal" officeooo:rsid="0020ef27" style:font-size-asian="10.5pt" style:font-style-asian="italic" style:font-weight-asian="normal" style:font-size-complex="12pt" style:font-style-complex="italic" style:font-weight-complex="normal"/>
    </style:style>
    <style:style style:name="T75" style:family="text">
      <style:text-properties officeooo:rsid="006e3770"/>
    </style:style>
    <style:style style:name="T76" style:family="text">
      <style:text-properties officeooo:rsid="007305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WFTIMS, </text:span>Informatyka, studia dzienne, inż, I st.<text:tab/><text:tab/><text:tab/><text:tab/><text:tab/><text:tab/> <text:s text:c="7"/>semestr V </text:p>
      <text:p text:style-name="P36">Podstawy kryptografii <text:tab/><text:tab/><text:tab/><text:tab/><text:tab/><text:tab/><text:tab/><text:tab/> <text:s text:c="9"/><text:span text:style-name="T1">r. ak.</text:span> 2017/2018 </text:p>
      <text:p text:style-name="P36">Prowadzący: prof. dr hab. inż. Volodymyr Yemyets <text:tab/><text:tab/><text:tab/><text:tab/> <text:s text:c="3"/>poniedziałek, 12:00 </text:p>
      <text:p text:style-name="P36"/>
      <text:p text:style-name="P36"/>
      <text:p text:style-name="P37">Szymon Adach</text:p>
      <text:p text:style-name="P37">Łukasz Gołębiewski</text:p>
      <text:p text:style-name="P37">Piotr Stańczyk</text:p>
      <text:p text:style-name="P38"/>
      <text:p text:style-name="P36"/>
      <text:p text:style-name="P50">Kryptosystem <text:span text:style-name="T1">ElGamal</text:span></text:p>
      <text:p text:style-name="P50"/>
      <text:p text:style-name="P31">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2">2. Działanie</text:p>
      <text:p text:style-name="P4"/>
      <text:p text:style-name="P10">Kryptosystem Elgamal jest zdefiniowany na grupie cyklicznej. Bezpieczeństwo kryptosystemu wynika z trudności obliczenia logarytmu dyskretnego zdefiniowanego w takiej grupie. </text:p>
      <text:p text:style-name="P10"/>
      <text:p text:style-name="P21">Generacja kluczy:</text:p>
      <text:p text:style-name="P52"><text:span text:style-name="T9"/></text:p>
      <text:p text:style-name="P39"><text:span text:style-name="T22">Jako</text:span><text:span text:style-name="T9"> </text:span><text:span text:style-name="T37">p</text:span><text:span text:style-name="T9"> zostanie wybrana duża </text:span><text:span text:style-name="T22">liczba pierwsza przynajmniej o długości 1024 bitów.</text:span></text:p>
      <text:p text:style-name="P40"><text:span text:style-name="T10">Liczba pierwsza gwarantuje nam że będzie tylko jedno rozwiązanie </text:span><text:span text:style-name="T25">u</text:span><text:span text:style-name="T10"> logarytmu dyskretnego (przy założeniu że </text:span><text:span text:style-name="T32">u</text:span><text:span text:style-name="T10"> jest mniejsze od rzędu </text:span><text:span text:style-name="T24">p</text:span><text:span text:style-name="T10">, w przeciwnym przypadku rozwiązaniem będzie każda liczba </text:span></text:p>
      <text:p text:style-name="P40"><text:span text:style-name="T25">u</text:span><text:span text:style-name="T10"> + </text:span><text:span text:style-name="T24">pn, </text:span><text:span text:style-name="T10">co wynika z </text:span><text:span text:style-name="T42">Małego Twierdzenia Fermata</text:span><text:span text:style-name="T10">). </text:span><text:span text:style-name="T11">Wielkość liczby pierwszej zwiększa ilość możliwych reszt modulo co zwiększa trudność obliczenie logarytmu dyskretnego. </text:span></text:p>
      <text:p text:style-name="P40"><text:span text:style-name="T11"/></text:p>
      <text:p text:style-name="P39"><text:span text:style-name="T34">Jako </text:span><text:span text:style-name="T41">g</text:span><text:span text:style-name="T13"> </text:span><text:span text:style-name="T22">wybierana jest losowo liczba rzędu p – 1.</text:span></text:p>
      <text:p text:style-name="P39"><text:span text:style-name="T22"/></text:p>
      <text:p text:style-name="P55"><text:span text:style-name="T12">N</text:span><text:span text:style-name="T14">astępnie wybierana jest losowo liczba </text:span><text:span text:style-name="T39">x</text:span><text:span text:style-name="T15"> z przedziału {</text:span><text:span text:style-name="T28">1, …, </text:span><text:span text:style-name="T34">p</text:span><text:span text:style-name="T28">-1</text:span><text:span text:style-name="T15">}. </text:span><text:span text:style-name="T20">O</text:span><text:span text:style-name="T16">bliczana jest wartość </text:span></text:p>
      <text:p text:style-name="P55"><text:span text:style-name="T16"><text:s/></text:span></text:p>
      <text:p text:style-name="P56"><text:span text:style-name="T38">h</text:span><text:span text:style-name="T16"> ≡</text:span><text:span text:style-name="T26"> g</text:span><text:span text:style-name="T68">x</text:span><text:span text:style-name="T26"> </text:span><text:span text:style-name="T27">(</text:span><text:span text:style-name="T26">mod p</text:span><text:span text:style-name="T27">)</text:span><text:span text:style-name="T16">. </text:span></text:p>
      <text:p text:style-name="P56"><text:span text:style-name="T16"/></text:p>
      <text:p text:style-name="P55"><text:span text:style-name="T17">Zbiór {</text:span><text:span text:style-name="T26">p, g, h</text:span><text:span text:style-name="T17">}</text:span><text:span text:style-name="T16"> będzie stanowił klucz publiczny, natomiast </text:span><text:span text:style-name="T17">zbiór {</text:span><text:span text:style-name="T26">p, g, x</text:span><text:span text:style-name="T17">}</text:span><text:span text:style-name="T16"> </text:span><text:span text:style-name="T17">to </text:span><text:span text:style-name="T16">klucz prywatny. </text:span></text:p>
      <text:p text:style-name="P41"><text:span text:style-name="T19">Wartość </text:span><text:span text:style-name="T29">h</text:span><text:span text:style-name="T19"> może być podana publicznie właśnie ze względu na wcześniej omawiany problem obliczania wartości logarytmu dyskretnego.</text:span></text:p>
      <text:p text:style-name="P11"/>
      <text:p text:style-name="P22"/>
      <text:p text:style-name="P22"><text:soft-page-break/>Szyfrowanie:</text:p>
      <text:p text:style-name="P12"/>
      <text:p text:style-name="P44"><text:span text:style-name="T8">Szyfrowanie wiadomości </text:span><text:span text:style-name="T36">m</text:span><text:span text:style-name="T8"> jest wykonywane za pomocą klucza publicznego.</text:span></text:p>
      <text:p text:style-name="P42"><text:span text:style-name="T17">- </text:span><text:span text:style-name="T18">Wiadomość </text:span><text:span text:style-name="T30">m</text:span><text:span text:style-name="T18"> jest kodowana jako element </text:span><text:span text:style-name="T30">m</text:span><text:span text:style-name="T72">′</text:span><text:span text:style-name="T18"> grupy </text:span><text:span text:style-name="T43">rzędu</text:span><text:span text:style-name="T35"> p</text:span><text:span text:style-name="T18">.</text:span></text:p>
      <text:p text:style-name="P45"><text:span text:style-name="T8">- </text:span><text:span text:style-name="T18">W</text:span><text:span text:style-name="T8">ybierane jest losowe </text:span><text:span text:style-name="T36">y</text:span><text:span text:style-name="T8"> z przedziały {</text:span><text:span text:style-name="T23">1, …, p-1</text:span><text:span text:style-name="T8">} </text:span><text:span text:style-name="T18">oraz obliczona wartość </text:span><text:span text:style-name="T40">c</text:span><text:span text:style-name="T30"> </text:span><text:span text:style-name="T26">≡ </text:span><text:span text:style-name="T33">g</text:span><text:span text:style-name="T73">y</text:span><text:span text:style-name="T74"> </text:span><text:span text:style-name="T69"><text:s/></text:span><text:span text:style-name="T31">(mod p)</text:span><text:span text:style-name="T21">.</text:span></text:p>
      <text:p text:style-name="P46"><text:span text:style-name="T18">- Obliczana jest wartość </text:span><text:span text:style-name="T40">s</text:span><text:span text:style-name="T30"> </text:span><text:span text:style-name="T26">≡</text:span><text:span text:style-name="T30"> h</text:span><text:span text:style-name="T69">y</text:span><text:span text:style-name="T30"> </text:span><text:span text:style-name="T31">(mod p) </text:span><text:span text:style-name="T26">≡</text:span><text:span text:style-name="T30"> g</text:span><text:span text:style-name="T69">xy <text:s/></text:span><text:span text:style-name="T31">(mod p)</text:span><text:span text:style-name="T21">.</text:span></text:p>
      <text:p text:style-name="P43"><text:span text:style-name="T11">- </text:span><text:span text:style-name="T18">Obliczana jest wartość </text:span><text:span text:style-name="T40">d</text:span><text:span text:style-name="T30"> </text:span><text:span text:style-name="T26">≡</text:span><text:span text:style-name="T30"> m</text:span><text:span text:style-name="T72">′</text:span><text:span text:style-name="T30">s </text:span><text:span text:style-name="T31">(mod p).</text:span></text:p>
      <text:p text:style-name="P39"><text:span text:style-name="T18">- Wysyłany jest szyfrogram jako para (</text:span><text:span text:style-name="T30">c, d</text:span><text:span text:style-name="T18">).</text:span></text:p>
      <text:p text:style-name="P13"/>
      <text:p text:style-name="P23">Deszyfrowanie:</text:p>
      <text:p text:style-name="P14"/>
      <text:p text:style-name="P47"><text:span text:style-name="T8">Odszyfrowanie szyfrogramu czyli pary (</text:span><text:span text:style-name="T23">c, d</text:span><text:span text:style-name="T8">) wykonywane jest za pomocą klucza prywatnego.</text:span></text:p>
      <text:p text:style-name="P48"><text:span text:style-name="T8">- Obliczana jest wartość </text:span><text:span text:style-name="T23">s </text:span><text:span text:style-name="T26">≡</text:span><text:span text:style-name="T23"> c</text:span><text:span text:style-name="T67">x </text:span><text:span text:style-name="T31">(mod p).</text:span></text:p>
      <text:p text:style-name="P49"><text:span text:style-name="T8">- Obliczana jest wartość </text:span><text:span text:style-name="T23">m</text:span><text:span text:style-name="T71">′</text:span><text:span text:style-name="T23"> </text:span><text:span text:style-name="T26">≡</text:span><text:span text:style-name="T23"> ds</text:span><text:span text:style-name="T67">-1</text:span><text:span text:style-name="T23"> </text:span><text:span text:style-name="T31">(mod p) </text:span><text:span text:style-name="T8">a następnie </text:span><text:span text:style-name="T23">m</text:span><text:span text:style-name="T71">′</text:span><text:span text:style-name="T23"> </text:span><text:span text:style-name="T8">jest kodowane z powrotem do </text:span><text:span text:style-name="T23">m</text:span><text:span text:style-name="T8">. </text:span></text:p>
      <text:p text:style-name="P13"/>
      <text:p text:style-name="P13"/>
      <text:p text:style-name="P33"><text:span text:style-name="T53">3. </text:span><text:span text:style-name="T52">Implementacja</text:span></text:p>
      <text:p text:style-name="P15"/>
      <text:p text:style-name="P5"><text:span text:style-name="T52">Implementacja algorytmu została wykonana w języku </text:span><text:span text:style-name="T64">C++</text:span><text:span text:style-name="T52">. Do obsługi typów większych niż 64 bity wykorzystywana jest klasa przechowująca liczbę w postaci tablicy </text:span><text:span text:style-name="T64">liczb 32 bitowych</text:span><text:span text:style-name="T52">. </text:span><text:span text:style-name="T64">Liczba przechowywana jest w postaci Little-Endian a podstawa w jakiej przechowywana jest część liczby w pojedynczym elemencie tablicy wynosi 10</text:span><text:span text:style-name="T70">9</text:span><text:span text:style-name="T52">. </text:span><text:span text:style-name="T64">W </text:span><text:span text:style-name="T52">naszej implementacji wykorzystywane są algorytmy optymalizujące </text:span><text:span text:style-name="T55">np</text:span><text:span text:style-name="T52">. algorytm Karatsuby </text:span><text:span text:style-name="T64">dla operacji mnożenia.</text:span></text:p>
      <text:p text:style-name="P16"/>
      <text:p text:style-name="P6"><text:span text:style-name="T54">P</text:span><text:span text:style-name="T52">rzy kodowaniu czyli zamianie wiadomości na element grupy </text:span><text:span text:style-name="T2">G</text:span><text:span text:style-name="T52">, tekst dzielony jest na kilka wiadomości tak, aby wartość każdej wiadomości po mapowaniu na element </text:span><text:span text:style-name="T2">G</text:span><text:span text:style-name="T52"> była mniejsza od rzędu grupy. </text:span><text:span text:style-name="T56">Przy szyfrowaniu dla każdej </text:span><text:span text:style-name="T57">wydzielonej części tekstu </text:span><text:span text:style-name="T56">na nowo losowana jest wartość </text:span><text:span text:style-name="T5">y</text:span><text:span text:style-name="T56"> oraz obliczana wartość </text:span><text:span text:style-name="T5">c</text:span><text:span text:style-name="T56"> co dodatkowo pozwala poprawić bezpieczeństwo algorytmu. </text:span><text:span text:style-name="T57">Dzięki temu że tekst przy kodowaniu zamieniany jest na tablicę bajtów można szyfrować dowolne znaki np. znaki polskie czy chińskie.</text:span></text:p>
      <text:p text:style-name="P17"/>
      <text:p text:style-name="P7"><text:span text:style-name="T57">P</text:span><text:span text:style-name="T52">rzy losowaniu liczby pierwszej o podanej przez użytkownika ilości bitów wykorzystywany jest test pierwszości </text:span><text:span text:style-name="T65">Millera-Rabina. </text:span><text:span text:style-name="T66">Dodatkowo losowana liczba zawsze jest nieparzysta oraz sprawdzane jest czy dzieli się bez reszty z którąś z 1000 pierwszych liczb pierwszych. Jeśli tak liczba jest losowana ponownie bez przejścia do testu Millera-Rabina.</text:span><text:span text:style-name="T61"> Użytkownik podaje również liczbę iteracji dla których przeprowadzany jest test.</text:span></text:p>
      <text:p text:style-name="P18"/>
      <text:p text:style-name="P8"><text:span text:style-name="T56">P</text:span><text:span text:style-name="T52">rog</text:span><text:span text:style-name="T63">r</text:span><text:span text:style-name="T52">am działa w dwóch trybach. Pierwszy to tryb szyfrowania: następuje generacja kluczy oraz odczytanie wiadomości z pliku, następnie klucze oraz szyfrogram są zapisywane do określonych plików. Drugi tryb to tryb deszyfrowania: program odczytuje klucze oraz szyfrogram z podanych plików, następnie zapisuje odszyfrowaną wiadomość do pliku.</text:span></text:p>
      <text:p text:style-name="P19"/>
      <text:p text:style-name="P8"><text:span text:style-name="T52"/></text:p>
      <text:p text:style-name="P8"><text:span text:style-name="T52"/></text:p>
      <text:p text:style-name="P8"><text:span text:style-name="T52"/></text:p>
      <text:p text:style-name="P8"><text:soft-page-break/><text:span text:style-name="T52"/></text:p>
      <text:p text:style-name="P8"><text:span text:style-name="T52">Argumenty uruchomienia programu </text:span><text:span text:style-name="T59">dla t</text:span><text:span text:style-name="T52">ryb</text:span><text:span text:style-name="T59">u</text:span><text:span text:style-name="T52"> szyfrowania: </text:span></text:p>
      <text:p text:style-name="P19"/>
      <text:p text:style-name="P8"><text:span text:style-name="T46">elgamal encr</text:span><text:span text:style-name="T2"> </text:span><text:span text:style-name="T46">{</text:span><text:span text:style-name="T2">ilość bitów liczby pierwszej </text:span><text:span text:style-name="T3">do wygenerowania</text:span><text:span text:style-name="T46">} {</text:span><text:span text:style-name="T2">ilość iteracji w teście Solovay</text:span><text:span text:style-name="T4">a</text:span><text:span text:style-name="T2">-Strassena</text:span><text:span text:style-name="T46">} {</text:span><text:span text:style-name="T2">liczba reprezentująca w jakim systemie liczbowym zapisać szyfrogram</text:span><text:span text:style-name="T46">}</text:span></text:p>
      <text:p text:style-name="P24">{ścieżka do jakiej zapisać klucz publiczny<text:span text:style-name="T44">} {ścieżka</text:span> do jakiej zapisać klucz prywatny<text:span text:style-name="T44">} {ścieżka</text:span> do jakiej zapisać szyfrogram<text:span text:style-name="T44">} </text:span></text:p>
      <text:p text:style-name="P20"/>
      <text:p text:style-name="P9"><text:span text:style-name="T52">Argumenty uruchomienia programu </text:span><text:span text:style-name="T59">dla t</text:span><text:span text:style-name="T52">ryb</text:span><text:span text:style-name="T59">u</text:span><text:span text:style-name="T52"> </text:span><text:span text:style-name="T60">de</text:span><text:span text:style-name="T52">szyfrowania:</text:span></text:p>
      <text:p text:style-name="P20"/>
      <text:p text:style-name="P25"><text:span text:style-name="T47">elgamal </text:span><text:span text:style-name="T46">decr</text:span><text:span text:style-name="T52"> </text:span><text:span text:style-name="T46">{ścieżka</text:span><text:span text:style-name="T52"> do szyfrogramu} </text:span><text:span text:style-name="T46">{ścieżka</text:span><text:span text:style-name="T52"> do klucza prywatnego</text:span><text:span text:style-name="T46">}</text:span><text:span text:style-name="T52"> </text:span><text:span text:style-name="T46">{</text:span><text:span text:style-name="T52">liczba reprezentująca w jakim systemie liczbowym zapisano szyfrogram</text:span><text:span text:style-name="T46">} </text:span><text:span text:style-name="T48">{ścieżka</text:span><text:span text:style-name="T52"> do jakiej zapisać </text:span><text:span text:style-name="T58">odszyfrowaną wiadomość</text:span><text:span text:style-name="T46">}</text:span></text:p>
      <text:p text:style-name="P27"/>
      <text:p text:style-name="P34">4. Dyskusja</text:p>
      <text:p text:style-name="P28"/>
      <text:p text:style-name="P26"><text:span text:style-name="T46">Kryptosystem Elgamal jest jednym z najpopularniejszych obok RSA systemów szyfrowania asymetrycznego. Szyfrowanie asymetryczne umożliwia nam zaszyfrowanie wiadomości do adresata gdzie tylko adresat będzie mógł </text:span><text:span text:style-name="T51">ją</text:span><text:span text:style-name="T46"> odczytać. </text:span></text:p>
      <text:p text:style-name="P28"/>
      <text:p text:style-name="P26"><text:span text:style-name="T46">Wadą systemu </text:span><text:span text:style-name="T49">jest jego deformowalność czyli możliwość zmiany szyfrogramu bez znajomości tekstu jawnego przez co </text:span><text:span text:style-name="T46">może być podatn</text:span><text:span text:style-name="T50">y </text:span><text:span text:style-name="T46">na atak z wybranym szyfrogramem. Dla przykładu dla nieznanej wiadomości </text:span><text:span text:style-name="T52">m</text:span><text:span text:style-name="T46"> oraz jej szyfrogramu (</text:span><text:span text:style-name="T52">c, d</text:span><text:span text:style-name="T46">) można łatwo skonstruować poprawny szyfrogram postaci (</text:span><text:span text:style-name="T52">c, 2d</text:span><text:span text:style-name="T46">) dla wiadomości </text:span><text:span text:style-name="T52">2m</text:span><text:span text:style-name="T46">.</text:span></text:p>
      <text:p text:style-name="P29"><text:span text:style-name="T75">W</text:span>adą może być <text:span text:style-name="T76">również </text:span>czas generowania kluczy w szczególności dla bardzo dużych liczb np. czas znalezienia losowej 2048 bitowej bezpiecznej liczby pierwszej.</text:p>
      <text:p text:style-name="P29"/>
      <text:p text:style-name="P35">5. Bibliografia</text:p>
      <text:p text:style-name="P30"/>
      <text:p text:style-name="P60"><text:span text:style-name="T45">Bruce Schneier: </text:span><text:span text:style-name="T6">Applied Cryptography</text:span></text:p>
      <text:p text:style-name="P51"/>
      <text:p text:style-name="P51">Taher ElGamal: <text:span text:style-name="T6">A Public-Key Cryptosystem and a Signature Scheme Based on Discrete Logarithms</text:span> http://caislab.kaist.ac.kr/lecture/2010/spring/cs548/basic/B02.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2-10T22:49:04.853431432</dc:date>
    <meta:editing-duration>PT3H45M28S</meta:editing-duration>
    <meta:editing-cycles>69</meta:editing-cycles>
    <meta:generator>LibreOffice/5.4.3.2$Linux_X86_64 LibreOffice_project/40m0$Build-2</meta:generator>
    <meta:document-statistic meta:table-count="0" meta:image-count="0" meta:object-count="0" meta:page-count="3" meta:paragraph-count="50" meta:word-count="748" meta:character-count="5433" meta:non-whitespace-character-count="4677"/>
  </office:meta>
</office:document-meta>
</file>